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236985" officeooo:paragraph-rsid="000699d5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d23d9" officeooo:paragraph-rsid="000699d5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http://www.developper-jeux-video.com/creer-jeu-video-html5-pong-trajectoire-ball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1:45:33.307000000</meta:creation-date>
    <dc:date>2017-03-17T11:46:07.229000000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5.1.5.2$Windows_X86_64 LibreOffice_project/7a864d8825610a8c07cfc3bc01dd4fce6a9447e5</meta:generator>
  </office:meta>
</office:document-meta>
</file>